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87f" officeooo:paragraph-rsid="001888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3:32:20.533777902</meta:creation-date>
    <dc:date>2023-05-30T23:33:18.763503340</dc:date>
    <meta:editing-duration>PT58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7.3.7.2$Linux_X86_64 LibreOffice_project/30$Build-2</meta:generator>
  </office:meta>
</office:document-meta>
</file>